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3.6007in" fo:margin-left="0.5in" table:align="left"/>
    </style:style>
    <style:style style:name="Table2.A" style:family="table-column">
      <style:table-column-properties style:column-width="2.2021in"/>
    </style:style>
    <style:style style:name="Table2.B" style:family="table-column">
      <style:table-column-properties style:column-width="1.398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4e5025"/>
    </style:style>
    <style:style style:name="P2" style:family="paragraph" style:parent-style-name="Standard" style:list-style-name="L4">
      <style:paragraph-properties fo:text-align="start" style:justify-single-word="false"/>
      <style:text-properties style:font-name="DejaVu Sans Condensed" officeooo:paragraph-rsid="00511a53"/>
    </style:style>
    <style:style style:name="P3" style:family="paragraph" style:parent-style-name="Standard" style:list-style-name="L6">
      <style:paragraph-properties fo:text-align="start" style:justify-single-word="false"/>
      <style:text-properties style:font-name="DejaVu Sans Condensed" officeooo:paragraph-rsid="00511a53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b1ea" officeooo:paragraph-rsid="0050b1e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11a53" officeooo:paragraph-rsid="00511a53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f27e8" officeooo:paragraph-rsid="004f27e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f27e8" officeooo:paragraph-rsid="004f27e8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0b1ea" officeooo:paragraph-rsid="0050b1ea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0b1ea" officeooo:paragraph-rsid="0050b1e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0b1ea" officeooo:paragraph-rsid="0050b1ea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3545b" officeooo:paragraph-rsid="0053545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officeooo:rsid="004f27e8" officeooo:paragraph-rsid="004f27e8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e5025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e5025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size="12pt" officeooo:rsid="005262f8" officeooo:paragraph-rsid="00511a53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262f8" officeooo:paragraph-rsid="00511a53" style:font-size-asian="12pt" style:font-weight-asian="bold" style:font-size-complex="12pt" style:font-weight-complex="bold"/>
    </style:style>
    <style:style style:name="T1" style:family="text">
      <style:text-properties officeooo:rsid="0035db3e"/>
    </style:style>
    <style:style style:name="T2" style:family="text">
      <style:text-properties officeooo:rsid="0050b1ea"/>
    </style:style>
    <style:style style:name="T3" style:family="text">
      <style:text-properties fo:font-weight="bold" officeooo:rsid="005262f8" style:font-weight-asian="bold" style:font-weight-complex="bold"/>
    </style:style>
    <style:style style:name="T4" style:family="text">
      <style:text-properties fo:font-weight="bold" officeooo:rsid="005384d4" style:font-weight-asian="bold" style:font-weight-complex="bold"/>
    </style:style>
    <style:style style:name="T5" style:family="text">
      <style:text-properties fo:font-weight="bold" officeooo:rsid="00511a53" style:font-weight-asian="bold" style:font-weight-complex="bold"/>
    </style:style>
    <style:style style:name="T6" style:family="text">
      <style:text-properties fo:font-weight="normal" officeooo:rsid="00511a53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458b01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49207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4c5b54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55015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f27e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11a53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023be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262f8" style:font-size-asian="12pt" style:font-weight-asian="bold" style:font-size-complex="12pt" style:font-weight-complex="bold"/>
    </style:style>
    <style:style style:name="T17" style:family="text">
      <style:text-properties officeooo:rsid="0054c8b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4">1<text:span text:style-name="T1">xx</text:span> - Controls</text:p>
          </table:table-cell>
          <table:table-cell table:style-name="Table1.B1" office:value-type="string">
            <text:p text:style-name="P15">2xx - Ground</text:p>
          </table:table-cell>
          <table:table-cell table:style-name="Table1.C1" office:value-type="string">
            <text:p text:style-name="P15">3xx - Flight</text:p>
          </table:table-cell>
          <table:table-cell table:style-name="Table1.B1" office:value-type="string">
            <text:p text:style-name="P15">4xx - A2A</text:p>
          </table:table-cell>
          <table:table-cell table:style-name="Table1.B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1"><text:span text:style-name="T8">3</text:span><text:span text:style-name="T9">0</text:span><text:span text:style-name="T10">1</text:span><text:span text:style-name="T11"> - </text:span><text:span text:style-name="T12">Flight - </text:span><text:span text:style-name="T13">Navigation</text:span><text:span text:style-name="T14">, Autopilot, Flight performance</text:span></text:p>
      <text:p text:style-name="P4"/>
      <text:p text:style-name="P13"><text:span text:style-name="T15">N</text:span><text:span text:style-name="T7">avigate to a lat/long -- WIP</text:span></text:p>
      <text:list text:style-name="L1">
        <text:list-item>
          <text:p text:style-name="P7">Create waypoint:</text:p>
          <text:list>
            <text:list-item>
              <text:p text:style-name="P7">Press NAV CTRL on knee computer</text:p>
            </text:list-item>
            <text:list-item>
              <text:p text:style-name="P7">Press INC/DEC buttons to select waypoint.</text:p>
            </text:list-item>
            <text:list-item>
              <text:p text:style-name="P7">Enter northing on keypad, format is "NDDMMSSS" or "SDDMMSSS" (note no decimal point), then press OSB next to northing line.</text:p>
            </text:list-item>
            <text:list-item>
              <text:p text:style-name="P7">Enter easting on keypad, format is "EDDDMMSSS" or "WDDDMMSSS" (note no decimal point), then press OSB next to easting line.</text:p>
            </text:list-item>
          </text:list>
        </text:list-item>
        <text:list-item>
          <text:p text:style-name="P7">Distance and bearing will be shown on the knee computer screen, and should also be shown on HSI MFD page. <text:s/>If not shown there, increment and decrement waypoint to re-select it.</text:p>
        </text:list-item>
        <text:list-item>
          <text:p text:style-name="P7">Press NAV AP button to have AP fly to the waypoint.</text:p>
        </text:list-item>
        <text:list-item>
          <text:p text:style-name="P7">May need to manually enter a wind value? <text:s/>Or plane will drift off heading<text:span text:style-name="T2">?</text:span></text:p>
        </text:list-item>
      </text:list>
      <text:p text:style-name="P8"/>
      <text:p text:style-name="P5">Autopilot -- WIP</text:p>
      <text:list text:style-name="L2">
        <text:list-item>
          <text:p text:style-name="P9">Climb to altitude and hold:</text:p>
        </text:list-item>
      </text:list>
      <text:list text:style-name="L3">
        <text:list-item>
          <text:list>
            <text:list-item>
              <text:p text:style-name="P10">Set desired altitude with ALT SEL knob. <text:s/>Selected altitude appears above current altitude on HUD and MFD.</text:p>
            </text:list-item>
            <text:list-item>
              <text:p text:style-name="P10">Start climbing, then engage the VS HOLD AP.</text:p>
            </text:list-item>
            <text:list-item>
              <text:p text:style-name="P10">Then engage the ALT SEL AP.</text:p>
            </text:list-item>
            <text:list-item>
              <text:p text:style-name="P10">This will hold the current climb rate until the selected altitude is reached.</text:p>
            </text:list-item>
          </text:list>
        </text:list-item>
      </text:list>
      <text:list text:style-name="L7">
        <text:list-item>
          <text:p text:style-name="P12">You can also set an airspeed to hold using the IAS knob, which will hold the airspeed by climbing more or less steeply<text:span text:style-name="T17">, see best climb speed table below.</text:span></text:p>
        </text:list-item>
      </text:list>
      <text:p text:style-name="P11"/>
      <text:p text:style-name="P6">Flight performance data</text:p>
      <text:list text:style-name="L4">
        <text:list-item>
          <text:p text:style-name="P2"><text:span text:style-name="T16">Best climb speed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Gross weight (x1000 lbs)</text:p>
          </table:table-cell>
          <table:table-cell table:style-name="Table2.B1" office:value-type="string">
            <text:p text:style-name="P17">Speed (kts IAS)</text:p>
          </table:table-cell>
        </table:table-row>
        <table:table-row>
          <table:table-cell table:style-name="Table2.A2" office:value-type="string">
            <text:p text:style-name="P16">100</text:p>
          </table:table-cell>
          <table:table-cell table:style-name="Table2.B2" office:value-type="string">
            <text:p text:style-name="P16">143</text:p>
          </table:table-cell>
        </table:table-row>
        <table:table-row>
          <table:table-cell table:style-name="Table2.A2" office:value-type="string">
            <text:p text:style-name="P16">110</text:p>
          </table:table-cell>
          <table:table-cell table:style-name="Table2.B2" office:value-type="string">
            <text:p text:style-name="P16">148</text:p>
          </table:table-cell>
        </table:table-row>
        <table:table-row>
          <table:table-cell table:style-name="Table2.A2" office:value-type="string">
            <text:p text:style-name="P16">120</text:p>
          </table:table-cell>
          <table:table-cell table:style-name="Table2.B2" office:value-type="string">
            <text:p text:style-name="P16">154</text:p>
          </table:table-cell>
        </table:table-row>
        <table:table-row>
          <table:table-cell table:style-name="Table2.A2" office:value-type="string">
            <text:p text:style-name="P16">130</text:p>
          </table:table-cell>
          <table:table-cell table:style-name="Table2.B2" office:value-type="string">
            <text:p text:style-name="P16">159</text:p>
          </table:table-cell>
        </table:table-row>
        <table:table-row>
          <table:table-cell table:style-name="Table2.A2" office:value-type="string">
            <text:p text:style-name="P16">140</text:p>
          </table:table-cell>
          <table:table-cell table:style-name="Table2.B2" office:value-type="string">
            <text:p text:style-name="P16">165</text:p>
          </table:table-cell>
        </table:table-row>
        <table:table-row>
          <table:table-cell table:style-name="Table2.A2" office:value-type="string">
            <text:p text:style-name="P16">150</text:p>
          </table:table-cell>
          <table:table-cell table:style-name="Table2.B2" office:value-type="string">
            <text:p text:style-name="P16">171</text:p>
          </table:table-cell>
        </table:table-row>
        <table:table-row>
          <table:table-cell table:style-name="Table2.A2" office:value-type="string">
            <text:p text:style-name="P16">160</text:p>
          </table:table-cell>
          <table:table-cell table:style-name="Table2.B2" office:value-type="string">
            <text:p text:style-name="P16">176</text:p>
          </table:table-cell>
        </table:table-row>
        <table:table-row>
          <table:table-cell table:style-name="Table2.A2" office:value-type="string">
            <text:p text:style-name="P16">170</text:p>
          </table:table-cell>
          <table:table-cell table:style-name="Table2.B2" office:value-type="string">
            <text:p text:style-name="P16">182</text:p>
          </table:table-cell>
        </table:table-row>
        <table:table-row>
          <table:table-cell table:style-name="Table2.A2" office:value-type="string">
            <text:p text:style-name="P16">180</text:p>
          </table:table-cell>
          <table:table-cell table:style-name="Table2.B2" office:value-type="string">
            <text:p text:style-name="P16">187</text:p>
          </table:table-cell>
        </table:table-row>
      </table:table>
      <text:list text:style-name="L6">
        <text:list-item>
          <text:p text:style-name="P3"><text:span text:style-name="T3">Best true airspeed</text:span><text:span text:style-name="T5">:</text:span><text:span text:style-name="T4"> 22,500 ft</text:span><text:span text:style-name="T6"> (see performance manual page 182, Flight Limit Speed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10T10:49:38.685000000</dc:date>
    <meta:editing-duration>PT9H23M59S</meta:editing-duration>
    <meta:editing-cycles>61</meta:editing-cycles>
    <meta:generator>LibreOffice/7.5.0.3$Windows_X86_64 LibreOffice_project/c21113d003cd3efa8c53188764377a8272d9d6de</meta:generator>
    <meta:document-statistic meta:table-count="2" meta:image-count="0" meta:object-count="0" meta:page-count="1" meta:paragraph-count="46" meta:word-count="283" meta:character-count="1478" meta:non-whitespace-character-count="1254"/>
  </office:meta>
</office:document-meta>
</file>